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MT" svg:font-family="ArialMT"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0.002cm solid #000000" fo:border-top="none" fo:border-bottom="0.002cm solid #000000"/>
    </style:style>
    <style:style style:name="Tabella3.6" style:family="table-row">
      <style:table-row-properties style:min-row-height="0.646cm"/>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17cm" style:rel-column-width="65535*"/>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0.002cm solid #000000" fo:border-top="none" fo:border-bottom="0.002cm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mbria" fo:font-size="28pt" style:font-size-asian="28pt" style:font-size-complex="28pt"/>
    </style:style>
    <style:style style:name="P2" style:family="paragraph" style:parent-style-name="Standard">
      <style:paragraph-properties fo:text-align="center" style:justify-single-word="false"/>
      <style:text-properties style:font-name="Cambria" fo:font-size="28pt" style:font-size-asian="28pt" style:font-size-complex="28pt"/>
    </style:style>
    <style:style style:name="P3" style:family="paragraph" style:parent-style-name="Standard">
      <style:paragraph-properties fo:text-align="center" style:justify-single-word="false"/>
      <style:text-properties style:font-name="Cambria" fo:font-size="20pt" style:font-size-asian="20pt" style:font-size-complex="20pt"/>
    </style:style>
    <style:style style:name="P4" style:family="paragraph" style:parent-style-name="Standard">
      <style:paragraph-properties fo:text-align="start" style:justify-single-word="false"/>
      <style:text-properties style:font-name="Cambria" fo:font-size="20pt" style:font-size-asian="20pt" style:font-size-complex="20pt"/>
    </style:style>
    <style:style style:name="P5" style:family="paragraph" style:parent-style-name="Standard">
      <style:paragraph-properties fo:text-align="center" style:justify-single-word="false"/>
      <style:text-properties style:font-name="Cambria" fo:font-size="20pt" style:text-underline-style="solid" style:text-underline-width="auto" style:text-underline-color="font-color" style:font-size-asian="20pt" style:font-size-complex="20pt"/>
    </style:style>
    <style:style style:name="P6" style:family="paragraph" style:parent-style-name="Standard">
      <style:paragraph-properties fo:text-align="center" style:justify-single-word="false"/>
      <style:text-properties style:font-name="Cambria" fo:font-size="18pt" style:font-size-asian="18pt" style:font-size-complex="18pt"/>
    </style:style>
    <style:style style:name="P7" style:family="paragraph" style:parent-style-name="Standard">
      <style:paragraph-properties fo:text-align="start" style:justify-single-word="false"/>
      <style:text-properties style:font-name="Cambria" fo:font-size="16pt" style:font-size-asian="16pt" style:font-size-complex="16pt"/>
    </style:style>
    <style:style style:name="P8" style:family="paragraph" style:parent-style-name="Standard">
      <style:paragraph-properties fo:text-align="start" style:justify-single-word="false"/>
      <style:text-properties style:font-name="Cambria" fo:font-size="13pt" style:font-name-asian="ArialMT" style:font-size-asian="13pt" style:font-name-complex="ArialMT" style:font-size-complex="13pt"/>
    </style:style>
    <style:style style:name="P9" style:family="paragraph" style:parent-style-name="Standard">
      <style:paragraph-properties fo:text-align="start" style:justify-single-word="false" style:text-autospace="none"/>
      <style:text-properties style:font-name="Cambria" fo:font-size="13pt" style:font-name-asian="ArialMT" style:font-size-asian="13pt" style:font-name-complex="ArialMT" style:font-size-complex="13pt"/>
    </style:style>
    <style:style style:name="P10" style:family="paragraph" style:parent-style-name="Standard">
      <style:paragraph-properties fo:text-align="start" style:justify-single-word="false"/>
      <style:text-properties style:font-name="Cambria" fo:font-size="13pt" style:font-size-asian="13pt" style:font-size-complex="13pt"/>
    </style:style>
    <style:style style:name="P11" style:family="paragraph" style:parent-style-name="Standard">
      <style:paragraph-properties fo:text-align="start" style:justify-single-word="false" style:text-autospace="none"/>
      <style:text-properties style:font-name="Cambria" fo:font-size="13pt" style:font-size-asian="13pt" style:font-size-complex="13pt"/>
    </style:style>
    <style:style style:name="P12" style:family="paragraph" style:parent-style-name="Standard">
      <style:text-properties fo:color="#000000" style:font-name="Cambria"/>
    </style:style>
    <style:style style:name="P13" style:family="paragraph" style:parent-style-name="Standard">
      <style:paragraph-properties fo:text-align="center" style:justify-single-word="false"/>
      <style:text-properties fo:color="#000000" style:font-name="Cambria" fo:font-size="20pt" style:text-underline-style="solid" style:text-underline-width="auto" style:text-underline-color="font-color" style:font-size-asian="20pt" style:font-size-complex="20pt"/>
    </style:style>
    <style:style style:name="P14" style:family="paragraph" style:parent-style-name="Standard">
      <style:paragraph-properties fo:text-align="start" style:justify-single-word="false"/>
      <style:text-properties fo:color="#000000" style:font-name="Cambria" fo:font-size="20pt" style:font-size-asian="20pt" style:font-size-complex="20pt"/>
    </style:style>
    <style:style style:name="P15" style:family="paragraph" style:parent-style-name="Standard">
      <style:paragraph-properties fo:text-align="start" style:justify-single-word="false"/>
      <style:text-properties fo:color="#000000" style:font-name="Cambria"/>
    </style:style>
    <style:style style:name="P16" style:family="paragraph" style:parent-style-name="Table_20_Contents">
      <style:text-properties fo:color="#000000" style:font-name="Cambria"/>
    </style:style>
    <style:style style:name="P17" style:family="paragraph" style:parent-style-name="Table_20_Contents">
      <style:paragraph-properties fo:text-align="center" style:justify-single-word="false"/>
      <style:text-properties fo:color="#000000" style:font-name="Cambria"/>
    </style:style>
    <style:style style:name="P18" style:family="paragraph" style:parent-style-name="Standard">
      <style:paragraph-properties fo:text-align="center" style:justify-single-word="false"/>
      <style:text-properties style:font-name="Cambria" fo:font-size="20pt" style:text-underline-style="solid" style:text-underline-width="auto" style:text-underline-color="font-color" style:font-size-asian="20pt" style:font-size-complex="20pt"/>
    </style:style>
    <style:style style:name="P19" style:family="paragraph" style:parent-style-name="Standard">
      <style:text-properties fo:color="#000000" style:font-name="Cambria"/>
    </style:style>
    <style:style style:name="P20" style:family="paragraph" style:parent-style-name="Standard" style:list-style-name="L1">
      <style:paragraph-properties fo:text-align="start" style:justify-single-word="false"/>
      <style:text-properties fo:color="#000000" style:font-name="Cambria"/>
    </style:style>
    <style:style style:name="P21" style:family="paragraph" style:parent-style-name="Standard" style:list-style-name="L2">
      <style:text-properties fo:color="#000000" style:font-name="Cambria"/>
    </style:style>
    <style:style style:name="P22" style:family="paragraph" style:parent-style-name="Standard">
      <style:paragraph-properties fo:text-align="center" style:justify-single-word="false"/>
      <style:text-properties fo:color="#000000" style:font-name="Cambria" fo:font-size="20pt" style:text-underline-style="solid" style:text-underline-width="auto" style:text-underline-color="font-color" style:font-size-asian="20pt" style:font-size-complex="20pt"/>
    </style:style>
    <style:style style:name="P23" style:family="paragraph" style:parent-style-name="Standard" style:list-style-name="L3">
      <style:text-properties fo:color="#000000" style:font-name="Cambria"/>
    </style:style>
    <style:style style:name="P24" style:family="paragraph" style:parent-style-name="Standard">
      <style:text-properties fo:color="#000000" style:font-name="Cambria" fo:font-size="12pt" style:font-size-asian="12pt" style:font-size-complex="12pt"/>
    </style:style>
    <style:style style:name="P25" style:family="paragraph" style:parent-style-name="Standard" style:list-style-name="L5">
      <style:text-properties fo:color="#000000" style:font-name="Cambria" fo:font-size="12pt" style:font-size-asian="12pt" style:font-size-complex="12pt"/>
    </style:style>
    <style:style style:name="P26" style:family="paragraph" style:parent-style-name="Standard" style:list-style-name="L4">
      <style:text-properties fo:color="#000000" style:font-name="Cambria"/>
    </style:style>
    <style:style style:name="P27" style:family="paragraph" style:parent-style-name="Standard">
      <style:paragraph-properties fo:text-align="center" style:justify-single-word="false"/>
      <style:text-properties fo:color="#000000" style:font-name="Cambria"/>
    </style:style>
    <style:style style:name="T1" style:family="text">
      <style:text-properties fo:font-size="18pt" style:font-size-asian="18pt" style:font-size-complex="18pt"/>
    </style:style>
    <style:style style:name="T2" style:family="text">
      <style:text-properties style:font-name-asian="ArialMT" style:font-name-complex="ArialMT"/>
    </style:style>
    <style:style style:name="T3" style:family="text">
      <style:text-properties style:text-underline-style="solid" style:text-underline-width="auto" style:text-underline-color="font-color"/>
    </style:style>
    <style:style style:name="T4" style:family="text">
      <style:text-properties fo:font-size="20pt"/>
    </style:style>
    <style:style style:name="T5" style:family="text">
      <style:text-properties style:font-size-asian="20pt"/>
    </style:style>
    <style:style style:name="T6" style:family="text">
      <style:text-properties style:font-size-complex="2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Elaborato di</text:p>
      <text:p text:style-name="P2">Ingegneria del Software</text:p>
      <text:p text:style-name="P2"><text:s text:c="12"/>A.A. 2017/2018<text:tab/><text:tab/><text:tab/></text:p>
      <text:p text:style-name="P2"/>
      <text:p text:style-name="P2">Esercizio 3</text:p>
      <text:p text:style-name="P2"/>
      <text:p text:style-name="P2"/>
      <text:p text:style-name="P2"/>
      <text:p text:style-name="P2"/>
      <text:p text:style-name="P2"/>
      <text:p text:style-name="P2"/>
      <text:p text:style-name="P2"/>
      <text:p text:style-name="P3"/>
      <text:p text:style-name="P3"><text:tab/><text:tab/><text:tab/><text:tab/><text:tab/><text:tab/><text:tab/> <text:s text:c="4"/><text:span text:style-name="T1">Giordano Rossiello</text:span></text:p>
      <text:p text:style-name="P6"><text:tab/><text:tab/><text:tab/> <text:s text:c="4"/><text:tab/><text:tab/><text:tab/><text:tab/><text:tab/>Giacomo Bonadiman</text:p>
      <text:p text:style-name="P2"/>
      <text:p text:style-name="P2"/>
      <text:p text:style-name="P5"><text:soft-page-break/>Indice</text:p>
      <text:p text:style-name="P2"/>
      <text:p text:style-name="P7">Testo del progetto<text:tab/><text:tab/><text:tab/><text:tab/><text:tab/><text:tab/><text:tab/><text:tab/><text:tab/>3</text:p>
      <text:p text:style-name="P7">Use Case principali e relative schede di specifica <text:tab/><text:tab/><text:tab/>4</text:p>
      <text:p text:style-name="P7">Sequence Diagram di dettaglio </text:p>
      <text:p text:style-name="P7">per i principali Use Case<text:tab/><text:tab/><text:tab/><text:tab/><text:tab/><text:tab/><text:tab/><text:tab/>7</text:p>
      <text:p text:style-name="P7">Activity Diagrams<text:tab/><text:tab/><text:tab/><text:tab/><text:tab/><text:tab/><text:tab/><text:tab/><text:tab/>8</text:p>
      <text:p text:style-name="P7">Class Diagrams del Software progettato<text:tab/><text:tab/><text:tab/><text:tab/><text:tab/>9</text:p>
      <text:p text:style-name="P7">Breve descrizione delle attività di test del prototipo <text:s text:c="3"/><text:tab/><text:tab/>10</text:p>
      <text:p text:style-name="P7">Pattern adottati e loro applicazione<text:tab/><text:tab/><text:tab/><text:tab/> <text:s text:c="5"/><text:tab/><text:tab/>11</text:p>
      <text:p text:style-name="P7">Scelte progettuali<text:tab/><text:tab/><text:tab/><text:tab/><text:tab/><text:tab/><text:tab/><text:tab/> <text:s text:c="5"/><text:tab/>11</text:p>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Standard"/>
      <text:p text:style-name="P5"><text:soft-page-break/>Testo del progetto</text:p>
      <text:p text:style-name="P5"/>
      <text:p text:style-name="P8">Si vuole progettare un sistema informatico per gestire il magazzino di una catena di negozi di articoli sportivi.</text:p>
      <text:p text:style-name="P8"/>
      <text:p text:style-name="P9">Il negozio vende articoli di diversa tipologia, raggruppati per sport. Per ogni tipo articolo si registra: un nome</text:p>
      <text:p text:style-name="P9">univoco, una descrizione, lo sport, e i materiali utilizzati per produrlo. Il sistema registra tutti gli articoli in magazzino memorizzando per ogni articolo: il tipo di articolo, un codice univoco, il prezzo e la data di produzione.</text:p>
      <text:p text:style-name="P9"/>
      <text:p text:style-name="P9">Gli articoli in magazzino vengono gestiti dal sistema che registra per ogni ingresso in magazzino: un codice interno univoco, la data e tutti articoli entrati e le loro posizioni in magazzino. Per ogni uscita il sistema registra: la data e il numero di bolla (univoco), tutti gli articoli usciti, il negozio che li ha ordinati e lo spedizioniere che li ritira. Per ogni negozio della catena il sistema registra: il codice fiscale, il nome, l’indirizzo e la città.</text:p>
      <text:p text:style-name="P9"/>
      <text:p text:style-name="P9">Il sistema memorizza inoltre gli ordini dei negozi registrando: il negozio che ha effettuato l’ordine, un codice ordine univoco, la data dell’ordine, i tipi di articolo ordinati e per ogni tipo di articolo la quantità ordinata e il prezzo totale. Quando un ordine viene evaso si registra un’uscita dal magazzino che viene collegata all’ordine al quale si riferisce. Si suppone che per ogni ordine evaso si abbia una sola uscita dal magazzino.</text:p>
      <text:p text:style-name="P9">Per ogni tipo di articolo il sistema memorizza esplicitamente alla fine di ogni mese dell’anno la quantità di articoli ricevuti in magazzino e la quantità di articoli usciti.</text:p>
      <text:p text:style-name="P9"/>
      <text:p text:style-name="P9">Il sistema deve permettere ai magazzinieri di inserire le informazioni relative ai movimenti di ingresso e uscita dal magazzino. I magazzinieri, inoltre, possono spostare un articolo da una posizione ad un’altra del magazzino, al fine di ottimizzare l’occupazione del magazzino.</text:p>
      <text:p text:style-name="P9"/>
      <text:p text:style-name="P9">La segreteria amministrativa della catena di negozi è responsabile dell’inserimento dei tipi di articolo. Essa può accedere al sistema e visualizzare i movimenti di magazzino rispetto agli ordini dei vari negozi. Tutti gli utenti sono opportunamente autenticati dal sistema, prima che possano accedere alle funzionalità specifiche.</text:p>
      <text:p text:style-name="P11"><text:span text:style-name="T2">I responsabili dei negozi possono accedere al sistema per effettuare gli ordini e per avere un riassunto degli ordini </text:span><text:span text:style-name="T2">passati.</text:span></text:p>
      <text:p text:style-name="P10"/>
      <text:p text:style-name="P10"/>
      <text:p text:style-name="P10"/>
      <text:p text:style-name="P10"/>
      <text:p text:style-name="P10"/>
      <text:p text:style-name="P10"/>
      <text:p text:style-name="P10"/>
      <text:p text:style-name="P4"/>
      <text:p text:style-name="P13"><text:soft-page-break/>a. Use Case principali e relative schede di specifica</text:p>
      <text:p text:style-name="P12"/>
      <text:list xml:id="list31541167" text:style-name="L1">
        <text:list-item>
          <text:list>
            <text:list-header>
              <text:p text:style-name="P20">Attori: Magazziniere, Segreteria Amministrativa, Responsabile Negozi</text:p>
              <text:p text:style-name="P20">Azioni: Magazziniere → Inserimento informazioni sui movimenti</text:p>
              <text:list>
                <text:list-item>
                  <text:list>
                    <text:list-item>
                      <text:list>
                        <text:list-item>
                          <text:list>
                            <text:list-item>
                              <text:list>
                                <text:list-item>
                                  <text:list>
                                    <text:list-header>
                                      <text:p text:style-name="P20">→ Spostamento articoli all'interno del magazzino</text:p>
                                      <text:p text:style-name="P20">→ Evasione ordini</text:p>
                                    </text:list-header>
                                  </text:list>
                                </text:list-item>
                              </text:list>
                            </text:list-item>
                          </text:list>
                        </text:list-item>
                      </text:list>
                    </text:list-item>
                  </text:list>
                </text:list-item>
              </text:list>
            </text:list-header>
          </text:list>
        </text:list-item>
      </text:list>
      <text:p text:style-name="P15"><text:tab/><text:tab/> <text:s text:c="7"/>Segreteria Amministrativa → Inserimento tipi di articolo</text:p>
      <text:p text:style-name="P15"><text:tab/><text:tab/><text:tab/><text:tab/><text:tab/><text:tab/> <text:s text:c="3"/>→ Visualizzazione movimenti di magazzino</text:p>
      <text:p text:style-name="P15"><text:tab/><text:tab/> <text:s text:c="7"/>Responsabile Negozio → Effettuazione ordini</text:p>
      <text:p text:style-name="P15"><text:tab/><text:tab/><text:tab/><text:tab/><text:tab/> <text:s text:c="9"/>→ Riassunto ordini passati</text:p>
      <text:p text:style-name="P15"><text:tab/> <text:s text:c="5"/>Include: Tutti gli attori includono la dipendenza dall'Autenticazione</text:p>
      <text:p text:style-name="P15"><text:tab/> <text:s text:c="5"/>Sistema: Delimita l’argomento del diagramma.</text:p>
      <text:p text:style-name="P12"/>
      <table:table table:name="Tabella1" table:style-name="Tabella1">
        <table:table-column table:style-name="Tabella1.A"/>
        <table:table-row>
          <table:table-cell table:style-name="Tabella1.A1" office:value-type="string">
            <text:p text:style-name="P17">Caso d'Uso: Inserimento informazioni sui movimenti</text:p>
          </table:table-cell>
        </table:table-row>
        <table:table-row>
          <table:table-cell table:style-name="Tabella1.A2" office:value-type="string">
            <text:p text:style-name="P16">ID:UC1</text:p>
          </table:table-cell>
        </table:table-row>
        <table:table-row>
          <table:table-cell table:style-name="Tabella1.A2" office:value-type="string">
            <text:p text:style-name="P16">Attori: Magazziniere</text:p>
          </table:table-cell>
        </table:table-row>
        <table:table-row>
          <table:table-cell table:style-name="Tabella1.A2" office:value-type="string">
            <text:p text:style-name="P16">Precondizioni: 1. Autenticazione del Magazziniere</text:p>
          </table:table-cell>
        </table:table-row>
        <table:table-row>
          <table:table-cell table:style-name="Tabella1.A2" office:value-type="string">
            <text:p text:style-name="P16">Sequenza d'Uso:</text:p>
            <text:p text:style-name="P16">1. Il caso d'uso inizia quando il Magazziniere è autenticato</text:p>
            <text:p text:style-name="P16">2. Il sistema permette ai Magazzinieri di inserire le informazioni relative ai movimenti di ingresso e uscita dal magazzino.</text:p>
          </table:table-cell>
        </table:table-row>
        <table:table-row>
          <table:table-cell table:style-name="Tabella1.A2" office:value-type="string">
            <text:p text:style-name="P16">Postcondizioni: </text:p>
            <text:p text:style-name="P16">1. I movimenti di ingresso e di uscita sono aggiornati e accessibili ai magazzinieri che accederanno.</text:p>
            <text:p text:style-name="P16">2. Le attività dei Magazzinieri sono andate a buon fine.</text:p>
          </table:table-cell>
        </table:table-row>
      </table:table>
      <text:p text:style-name="P12"/>
      <text:p text:style-name="P12"/>
      <table:table table:name="Tabella2" table:style-name="Tabella2">
        <table:table-column table:style-name="Tabella2.A"/>
        <table:table-row>
          <table:table-cell table:style-name="Tabella2.A1" office:value-type="string">
            <text:p text:style-name="P17">Caso d'Uso: Spostamento articoli all'interno del magazzino</text:p>
          </table:table-cell>
        </table:table-row>
        <table:table-row>
          <table:table-cell table:style-name="Tabella2.A2" office:value-type="string">
            <text:p text:style-name="P16">ID:UC2</text:p>
          </table:table-cell>
        </table:table-row>
        <table:table-row>
          <table:table-cell table:style-name="Tabella2.A2" office:value-type="string">
            <text:p text:style-name="P16">Attori: Magazziniere</text:p>
          </table:table-cell>
        </table:table-row>
        <table:table-row>
          <table:table-cell table:style-name="Tabella2.A2" office:value-type="string">
            <text:p text:style-name="P16">Precondizioni: 1. Autenticazione del Magazziniere</text:p>
          </table:table-cell>
        </table:table-row>
        <table:table-row>
          <table:table-cell table:style-name="Tabella2.A2" office:value-type="string">
            <text:p text:style-name="P16">Sequenza d'Uso: </text:p>
            <text:p text:style-name="P16">1. Il caso d'uso inizia quando il Magazziniere è autenticato</text:p>
            <text:p text:style-name="P16">2. Il sistema permette ai Magazzinieri di spostare un articolo da una posizione ad un'altra del magazzino, al fine di ottimizzare l'occupazione del magazzino.</text:p>
          </table:table-cell>
        </table:table-row>
        <table:table-row>
          <table:table-cell table:style-name="Tabella2.A2" office:value-type="string">
            <text:p text:style-name="P16">Postcondizioni:</text:p>
            <text:p text:style-name="P16">1. Le posizioni degli articoli sono aggiornate e accessibili ai magazzinieri che accederanno.</text:p>
            <text:p text:style-name="P16">2. Le attività dei Magazzinieri sono andate a buon fine.</text:p>
          </table:table-cell>
        </table:table-row>
      </table:table>
      <text:p text:style-name="P12"/>
      <text:p text:style-name="P12"/>
      <text:p text:style-name="P12"/>
      <text:p text:style-name="P12"/>
      <text:p text:style-name="P12"/>
      <text:p text:style-name="P12"/>
      <text:p text:style-name="P12"/>
      <text:p text:style-name="P12"/>
      <table:table table:name="Tabella3" table:style-name="Tabella3">
        <table:table-column table:style-name="Tabella3.A"/>
        <text:soft-page-break/>
        <table:table-row>
          <table:table-cell table:style-name="Tabella3.A1" office:value-type="string">
            <text:p text:style-name="P17">Caso d'Uso: Evasione ordini</text:p>
          </table:table-cell>
        </table:table-row>
        <table:table-row>
          <table:table-cell table:style-name="Tabella3.A2" office:value-type="string">
            <text:p text:style-name="P16">ID:UC3</text:p>
          </table:table-cell>
        </table:table-row>
        <table:table-row>
          <table:table-cell table:style-name="Tabella3.A2" office:value-type="string">
            <text:p text:style-name="P16">Attori: Magazziniere</text:p>
          </table:table-cell>
        </table:table-row>
        <table:table-row>
          <table:table-cell table:style-name="Tabella3.A2" office:value-type="string">
            <text:p text:style-name="P16">Precondizioni: 1. Autenticazione del Magazziniere</text:p>
          </table:table-cell>
        </table:table-row>
        <table:table-row>
          <table:table-cell table:style-name="Tabella3.A2" office:value-type="string">
            <text:p text:style-name="P16">Sequenza d'Uso: </text:p>
            <text:p text:style-name="P16">1. Il caso d'uso inizia quando il Magazziniere è autenticato</text:p>
            <text:p text:style-name="P16">2. Il sistema registra un'uscita dal Magazzino che viene collegata all'ordine al quale si riferisce.</text:p>
            <text:p text:style-name="P16">3. Per ogni ordine evaso si ha una sola uscita dal magazzino.</text:p>
          </table:table-cell>
        </table:table-row>
        <table:table-row table:style-name="Tabella3.6">
          <table:table-cell table:style-name="Tabella3.A2" office:value-type="string">
            <text:p text:style-name="P16">Postcondizioni:</text:p>
            <text:p text:style-name="P16">1. Le evasioni degli ordini sono aggiornate e accessibili ai magazzinieri che accederanno.</text:p>
            <text:p text:style-name="P16">2. Le attività dei Magazzinieri sono andate a buon fine.</text:p>
          </table:table-cell>
        </table:table-row>
      </table:table>
      <text:p text:style-name="P12"/>
      <text:p text:style-name="P12"/>
      <table:table table:name="Tabella4" table:style-name="Tabella4">
        <table:table-column table:style-name="Tabella4.A"/>
        <table:table-row>
          <table:table-cell table:style-name="Tabella4.A1" office:value-type="string">
            <text:p text:style-name="P17">Caso d'Uso: Inserimento tipi di articolo</text:p>
          </table:table-cell>
        </table:table-row>
        <table:table-row>
          <table:table-cell table:style-name="Tabella4.A2" office:value-type="string">
            <text:p text:style-name="P16">ID:UC4</text:p>
          </table:table-cell>
        </table:table-row>
        <table:table-row>
          <table:table-cell table:style-name="Tabella4.A2" office:value-type="string">
            <text:p text:style-name="P16">Attori: Segreteria Amministrativa</text:p>
          </table:table-cell>
        </table:table-row>
        <table:table-row>
          <table:table-cell table:style-name="Tabella4.A2" office:value-type="string">
            <text:p text:style-name="P16">Precondizioni: 1. Autenticazione della Segreteria Amministrativa</text:p>
          </table:table-cell>
        </table:table-row>
        <table:table-row>
          <table:table-cell table:style-name="Tabella4.A2" office:value-type="string">
            <text:p text:style-name="P16">Sequenza d'Uso: </text:p>
            <text:p text:style-name="P16">1. Il caso d'uso inizia quando la Segreteria Amministrativa è autenticata</text:p>
            <text:p text:style-name="P16">2. La Segreteria Amministrativa viene resa responsabile dell'inserimento dei tipi di articolo dal Sistema. </text:p>
          </table:table-cell>
        </table:table-row>
        <table:table-row>
          <table:table-cell table:style-name="Tabella4.A2" office:value-type="string">
            <text:p text:style-name="P16">Postcondizioni:</text:p>
            <text:p text:style-name="P16">1. I tipi di articolo sono aggiornati, consoni agli articoli in vendita e accessibili alla Segreteria Amministrativa.</text:p>
            <text:p text:style-name="P16">2. Le attività della Segreteria Amministrativa sono andate a buon fine.</text:p>
          </table:table-cell>
        </table:table-row>
      </table:table>
      <text:p text:style-name="P12"/>
      <table:table table:name="Tabella5" table:style-name="Tabella5">
        <table:table-column table:style-name="Tabella5.A"/>
        <table:table-row>
          <table:table-cell table:style-name="Tabella5.A1" office:value-type="string">
            <text:p text:style-name="P17">Caso d'Uso: Visualizzazione movimenti di magazzino</text:p>
          </table:table-cell>
        </table:table-row>
        <table:table-row>
          <table:table-cell table:style-name="Tabella5.A2" office:value-type="string">
            <text:p text:style-name="P16">ID:UC5</text:p>
          </table:table-cell>
        </table:table-row>
        <table:table-row>
          <table:table-cell table:style-name="Tabella5.A2" office:value-type="string">
            <text:p text:style-name="P16">Attori: Segreteria Amministrativa</text:p>
          </table:table-cell>
        </table:table-row>
        <table:table-row>
          <table:table-cell table:style-name="Tabella5.A2" office:value-type="string">
            <text:p text:style-name="P16">Precondizioni: 1. Autenticazione della Segreteria Amministrativa</text:p>
          </table:table-cell>
        </table:table-row>
        <table:table-row>
          <table:table-cell table:style-name="Tabella5.A2" office:value-type="string">
            <text:p text:style-name="P16">Sequenza d'Uso:</text:p>
            <text:p text:style-name="P16">1. Il caso d'uso inizia quando la Segreteria Amministrativa è autenticata</text:p>
            <text:p text:style-name="P16">2. La Segreteria Amministrativa può accedere al Sistema</text:p>
            <text:p text:style-name="P16">3. La Segreteria Amministrativa visualizza i movimenti di magazzino rispetto agli ordini dei vari negozi</text:p>
          </table:table-cell>
        </table:table-row>
        <table:table-row>
          <table:table-cell table:style-name="Tabella5.A2" office:value-type="string">
            <text:p text:style-name="P16">Postcondizioni:</text:p>
            <text:p text:style-name="P16">1. Le attività della Segreteria Amministrativa sono andate a buon fine.</text:p>
          </table:table-cell>
        </table:table-row>
      </table:table>
      <text:p text:style-name="P12"/>
      <text:p text:style-name="P12"/>
      <text:p text:style-name="P12"/>
      <text:p text:style-name="P12"/>
      <text:p text:style-name="P12"/>
      <text:p text:style-name="P12"/>
      <table:table table:name="Tabella6" table:style-name="Tabella6">
        <table:table-column table:style-name="Tabella6.A"/>
        <text:soft-page-break/>
        <table:table-row>
          <table:table-cell table:style-name="Tabella6.A1" office:value-type="string">
            <text:p text:style-name="P17">Caso d'Uso: Effettuazione ordini</text:p>
          </table:table-cell>
        </table:table-row>
        <table:table-row>
          <table:table-cell table:style-name="Tabella6.A2" office:value-type="string">
            <text:p text:style-name="P16">ID:UC6</text:p>
          </table:table-cell>
        </table:table-row>
        <table:table-row>
          <table:table-cell table:style-name="Tabella6.A2" office:value-type="string">
            <text:p text:style-name="P16">Attori: Responsabile Negozio</text:p>
          </table:table-cell>
        </table:table-row>
        <table:table-row>
          <table:table-cell table:style-name="Tabella6.A2" office:value-type="string">
            <text:p text:style-name="P16">Precondizioni: 1. Autenticazione dei Responsabili dei Negozi</text:p>
          </table:table-cell>
        </table:table-row>
        <table:table-row>
          <table:table-cell table:style-name="Tabella6.A2" office:value-type="string">
            <text:p text:style-name="P16">Sequenza d'Uso:</text:p>
            <text:p text:style-name="P16">1. Il caso d'uso inizia quando i Responsabili dei Negozi sono autenticati</text:p>
            <text:p text:style-name="P16">2. I Responsabili dei Negozi accedono al Sistema per effettuare gli ordini</text:p>
          </table:table-cell>
        </table:table-row>
        <table:table-row>
          <table:table-cell table:style-name="Tabella6.A2" office:value-type="string">
            <text:p text:style-name="P16">Postcondizioni:</text:p>
            <text:p text:style-name="P16">1. Le attività dei Responsabili dei Negozi sono andate a buon fine.</text:p>
          </table:table-cell>
        </table:table-row>
      </table:table>
      <text:p text:style-name="P12"/>
      <text:p text:style-name="P12"/>
      <table:table table:name="Tabella7" table:style-name="Tabella7">
        <table:table-column table:style-name="Tabella7.A"/>
        <table:table-row>
          <table:table-cell table:style-name="Tabella7.A1" office:value-type="string">
            <text:p text:style-name="P17">Caso d'Uso: Riassunto ordini passati</text:p>
          </table:table-cell>
        </table:table-row>
        <table:table-row>
          <table:table-cell table:style-name="Tabella7.A2" office:value-type="string">
            <text:p text:style-name="P16">ID:UC7</text:p>
          </table:table-cell>
        </table:table-row>
        <table:table-row>
          <table:table-cell table:style-name="Tabella7.A2" office:value-type="string">
            <text:p text:style-name="P16">Attori: <text:s/>Responsabile Negozio</text:p>
          </table:table-cell>
        </table:table-row>
        <table:table-row>
          <table:table-cell table:style-name="Tabella7.A2" office:value-type="string">
            <text:p text:style-name="P16">Precondizioni: 1. Autenticazione dei Responsabili dei Negozi</text:p>
          </table:table-cell>
        </table:table-row>
        <table:table-row>
          <table:table-cell table:style-name="Tabella7.A2" office:value-type="string">
            <text:p text:style-name="P16">Sequenza d'Uso:</text:p>
            <text:p text:style-name="P16">1. Il caso d'uso inizia quando i Responsabili dei Negozi sono autenticati</text:p>
            <text:p text:style-name="P16">2. I Responsabili dei Negozi accedono al Sistema per avere un riassunto degli ordini passati</text:p>
          </table:table-cell>
        </table:table-row>
        <table:table-row>
          <table:table-cell table:style-name="Tabella7.A2" office:value-type="string">
            <text:p text:style-name="P16">Postcondizioni:</text:p>
            <text:p text:style-name="P16">1. Le attività dei Responsabili dei Negozi sono andate a buon fin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oft-page-break/>b. Sequence diagram di dettaglio </text:p>
      <text:p text:style-name="P13">per i principali Use Case</text:p>
      <text:list xml:id="list31522363" text:style-name="L2">
        <text:list-header>
          <text:p text:style-name="P21"/>
          <text:p text:style-name="P21">AuthSequence: 2 attori User e Sistema in interazione.</text:p>
          <text:p text:style-name="P21">Opt: Se User non è autenticato (FALSE) → Procedi al Login</text:p>
          <text:p text:style-name="P21">Loop: Per ogni autenticazione, costituita da Utente e Password, User accede a Sistema dopo aver soddisfatto la rispettiva richiesta.</text:p>
          <text:p text:style-name="P21">Break: Se l'Autenticazione è riuscita, il Sistema risponderà “Ok!” allo User.</text:p>
        </text:list-header>
      </text:list>
      <text:p text:style-name="P12"/>
      <text:p text:style-name="P12"><text:tab/>EvasioneOrdiniSequence: 2 attori Magazziniere e Sistema.</text:p>
      <text:p text:style-name="P12"><text:tab/>Ref: Reference, Riferimento ad altri SequenceDiagram, in questo caso AuthSequence <text:tab/>per il Login. </text:p>
      <text:p text:style-name="P12"><text:tab/>Il magazziniere procede alla richiesta di caricamento degli ordini, <text:s/>il sistema carica <text:s text:c="3"/><text:tab/>gli ordini attivando un altro rettangolo di richiesta.</text:p>
      <text:p text:style-name="P12"><text:tab/>Gli ordini sono caricati e il magazziniere potrà, quindi, accedere e modificare i dati <text:s text:c="3"/><text:tab/>di sistema, dopo aver attivato una richiesta al sistema.</text:p>
      <text:p text:style-name="P12"/>
      <text:p text:style-name="P12"><text:tab/>EffettuazioneOrdiniSequence: 2 attori Responsabile e Sistema</text:p>
      <text:p text:style-name="P12"><text:tab/>Ref: Reference, Riferimento ad altri SequenceDiagram, in questo caso AuthSequence <text:tab/>per il Login. </text:p>
      <text:p text:style-name="P12"><text:s text:c="13"/>Il responsabile potrà, quindi, accedere e modificare i dati di sistema, dopo aver attivato <text:tab/>una richiesta al sistema.</text:p>
      <text:p text:style-name="P12"/>
      <text:p text:style-name="P12"><text:tab/>MovimentiMagazzinoSequence: 2 attori Magazziniere e Sistema</text:p>
      <text:p text:style-name="P12"><text:tab/>Ref: Reference, Riferimento ad altri SequenceDiagram, in questo caso AuthSequence <text:tab/>per il Login. </text:p>
      <text:p text:style-name="P12"><text:s text:c="12"/><text:tab/>Il magazziniere potrà, quindi, accedere e modificare i dati di sistema, dopo aver attivato <text:tab/>una richiesta al sistema.</text:p>
      <text:p text:style-name="P12"/>
      <text:p text:style-name="P12"><text:tab/>RiassuntoOrdiniSequence: 2 attori Magazziniere e Sistema.</text:p>
      <text:p text:style-name="P12"><text:tab/>Ref: Reference, Riferimento ad altri SequenceDiagram, in questo caso AuthSequence <text:tab/>per il Login. </text:p>
      <text:p text:style-name="P12"><text:tab/>Il magazziniere procede alla richiesta di caricamento degli ordini passati, <text:s/>il sistema <text:tab/>carica <text:s/>gli ordini passati attivando un altro rettangolo di richiesta.</text:p>
      <text:p text:style-name="P12"><text:tab/>Gli ordini passati sono caricati e il magazziniere potrà, quindi, accedere e modificare i <text:tab/>dati di sistema, dopo aver attivato una richiesta al sistema.</text:p>
      <text:p text:style-name="P12"/>
      <text:p text:style-name="P12"><text:tab/>TipiArticoloSequence: 2 attori Segreteria e Sistema</text:p>
      <text:p text:style-name="P12"><text:tab/>Ref: Reference, Riferimento ad altri SequenceDiagram, in questo caso AuthSequence <text:tab/>per il <text:s/>Login. </text:p>
      <text:p text:style-name="P12"><text:s text:c="13"/>La segreteria potrà, quindi, accedere e modificare i dati di sistema, dopo aver attivato <text:tab/>una richiesta al sistema.</text:p>
      <text:p text:style-name="P12"/>
      <text:p text:style-name="P12"><text:tab/>VisioneMovimentiSequence: 2 attori Magazziniere e Sistema.</text:p>
      <text:p text:style-name="P12"><text:tab/>Ref: Reference, Riferimento ad altri SequenceDiagram, in questo caso AuthSequence <text:tab/>per il Login. </text:p>
      <text:p text:style-name="P12"><text:tab/>Il magazziniere procede alla richiesta di caricamento degli movimenti nel magazzino, il <text:s/><text:tab/>sistema carica i movimenti di magazzino attivando un altro rettangolo di richiesta.</text:p>
      <text:p text:style-name="P12"><text:tab/>I movimenti di magazzino sono caricati e il magazziniere potrà, quindi, accedere e <text:tab/>modificare i dati di sistema, dopo aver attivato una richiesta al sistema.</text:p>
      <text:p text:style-name="P27"><text:soft-page-break/>c. Activity Diagrams</text:p>
      <text:p text:style-name="P13"/>
      <text:list xml:id="list31546150" text:style-name="L3">
        <text:list-header>
          <text:p text:style-name="P23">Seguendo il flusso delle azioni il sistema modifica le informazioni e le salva.</text:p>
        </text:list-header>
      </text:list>
      <text:p text:style-name="P12"><text:s text:c="13"/>Carica le informazioni e dal login verifica che l'utente si connetta correttamente.</text:p>
      <text:p text:style-name="P12"><text:tab/>Verificando che il magazziniere sia connesso, in caso di fallimento continuerebbe a <text:tab/>richiedere l'accesso, in caso di successo inserisce le informazioni sui movimenti, sullo <text:tab/>spostamento degli articoli interni e una volta caricate tutte le informazioni evade gli <text:tab/>ordini e aggiorna il sistema con i nuovi dati.</text:p>
      <text:p text:style-name="P12"><text:tab/>Verificando che il responsabile del negozio sia connesso, in caso di fallimento <text:tab/>continuerebbe a richiedere l'accesso, in caso di successo procederà all'effettuazione <text:tab/>degli ordini, a caricare le informazioni accessibili, a vedere il riassunto degli ordini e ad <text:tab/>aggiornare il sistema con i nuovi dati.</text:p>
      <text:p text:style-name="P24"><text:tab/>Verificando che la segreteria amministrativa sia connessa, in caso di fallimento <text:tab/>continuerebbe a richiedere l'accesso, in caso di successo procederà all'inserimento dei <text:s text:c="3"/><text:tab/>tipi di <text:tab/>articolo, a caricare le informazioni accessibili, a vedere i movimenti di <text:tab/>magazzino e ad aggiornare il sistema con i nuovi dati.</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3"><text:soft-page-break/>d. Class Diagrams del software progettato</text:p>
      <text:list xml:id="list31534668" text:style-name="L4">
        <text:list-header>
          <text:p text:style-name="P26"/>
          <text:p text:style-name="P26">1 – Classe Type: Gli attributi, uniname, description, sport, materials vengono rappresentati con il loro tipo specifico (uniname, description e materials come stringhe e sport come elemento della classe Sport per fare riferimento a quale sport fa parte il tipo di articolo che stiamo trattando). Le operazioni sono dei metodi Getters che rimandano ai dati di cui abbiamo bisogno. Con associazione 1 a 1 si collega alla classe Articolo, mantenendo l'attributo type.</text:p>
          <text:p text:style-name="P26"/>
          <text:p text:style-name="P26">2 – Classe Articolo: Gli attributi, type, unicode, price, prodDate vengono rappresentati con il loro tipo specifico (type con Type, la classe, unicode con int, un intero, price con double, per rappresentare valori con la virgola, prodDate con Date, per rappresentare la data di produzione con il nostro formato). Le operazioni sono dei metodi Getters che rimandano ai dati di cui abbiamo bisogno. Con associazione 1 a 1 si collega alla classe FrammentoIngresso. Con associazione 1 a 1 si collega alla classe FrammentoOrdine.</text:p>
          <text:p text:style-name="P26"/>
          <text:p text:style-name="P26">3 – Classe Ingresso: Gli attributi, ingrUnicode, ingrDate, ingrFragments, vengono rappresentati con il loro tipo specifico (ingrUnicode con int, un intero, ingrDate con Date, per rappresentare la data di ingresso con il nostro formato e ingrFragments come elemento della classe FrammentoIngresso). Le operazioni sono dei metodi Getters che rimandano ai dati di cui abbiamo bisogno. Essendo composto da 1 a molti articoli si collega alla classe corrispondente.</text:p>
          <text:p text:style-name="P26"/>
        </text:list-header>
      </text:list>
      <text:p text:style-name="P12"><text:tab/>4 – Classe FrammentoIngresso: Gli attributi, articolo, numMensola vengono <text:tab/>rappresentati con il loro tipo specifico (articolo come elemento della classe Articolo, <text:tab/>numMensola con int, un intero). Le operazioni sono dei metodi Getters che rimandano <text:tab/>ai dati di cui abbiamo bisogno. Con associazione 1 a 1 si collega alla classe Ingresso, <text:tab/>mantenendo l'attributo position.</text:p>
      <text:p text:style-name="P12"/>
      <text:p text:style-name="P12"><text:tab/>5 – Classe Uscita: Gli attributi, uscDate, uscBolla, uscArticoli, negozio, spedizioniere <text:tab/>vengono rappresentati con il loro tipo specifico (uscDate con Date, per rappresentare la <text:tab/>data di ingresso con il nostro formato, uscBolla con int, un intero, uscArticoli come <text:tab/>elemento della classe Articolo, negozio come elemento della classe Negozio, <text:tab/>spedizioniere con string). Le operazioni sono dei metodi Getters che rimandano ai dati <text:tab/>di cui abbiamo bisogno.</text:p>
      <text:p text:style-name="P12"><text:tab/>Essendo composto da 1 a molti articoli si collega alla classe corrispondente.</text:p>
      <text:p text:style-name="P12"/>
      <text:p text:style-name="P12"><text:tab/>6 – Classe Negozio: Gli attributi, codFiscale, nome, indirizzo, città vengono <text:tab/>rappresentati con il loro tipo specifico (codFiscale con int, un intero, nome, indirizzo, <text:tab/>citta con string). Le operazioni sono dei metodi Getters che rimandano ai dati di cui <text:tab/>abbiamo bisogno. <text:s/>Con associazione 1 a 1 si collega alla classe Uscita, mantenendo <text:tab/>l'attributo negozio.</text:p>
      <text:p text:style-name="P12"><text:s/><text:tab/>Con associazione 1 a 1 si collega alla classe Ordine, mantenendo l'attributo negozio.</text:p>
      <text:p text:style-name="P12"/>
      <text:p text:style-name="P12"><text:tab/>7 – Classe Ordine: Gli attributi, negozio, ordUnicode, ordDate, ordFragments, <text:tab/>isDispatched <text:tab/>vengono rappresentati con il loro tipo specifico (negozio come elemento <text:tab/>della classe Negozio, ordUnicode con int, un intero, ordDate con Date, per <text:tab/>rappresentare la data di ingresso con il nostro formato, ordFragments come elemento <text:tab/>della classe FrammentoOrdine, isDispatched con boolean, true or false?). Le operazioni <text:tab/>sono dei metodi Getters che rimandano ai dati di cui abbiamo bisogno. Essendo <text:tab/>composto da 1 a molti frammenti di Ordine si collega alla classe corrispondente.</text:p>
      <text:p text:style-name="P12"><text:soft-page-break/><text:tab/>8 – Classe FrammentoOrdine: Gli attributi, articolo, qty, totPrice vengono rappresentati <text:tab/>con il loro tipo specifico (articolo come elemento della classe Articolo, qty, quantity con <text:tab/>int, un <text:tab/>intero, totPrice con double per rappresentare valori con la virgola). Le <text:tab/>operazioni sono dei <text:tab/>metodi Getters che rimandano ai dati di cui abbiamo bisogno. </text:p>
      <text:p text:style-name="P12"/>
      <text:p text:style-name="P12"><text:tab/>9 – Classe Magazzino: Gli attributi, articoli, ingressi, uscite vengono rappresentati con il <text:tab/>loro tipo specifico (articoli come elemento della classe Articolo, ingressi come elemento <text:tab/>della classe Ingresso, uscite come elemento della classe Uscita). Le operazioni sono dei <text:tab/>metodi registerIngresso, registerUscita, addArticoli, delArticoli che elaborano i nostri <text:tab/>dati riportandoci quelli di cui abbiamo bisogno nel formato desiderato, salvandoli, <text:tab/>aggiungendoli o cancellandoli, collegandosi agli attributi delle classi Ingresso, <text:tab/>Uscita, Articolo.</text:p>
      <text:p text:style-name="P24"><text:tab/>Essendo un insieme di 0 a molti ingressi ed uscite si collega alle classi corrispondenti.</text:p>
      <text:p text:style-name="P24"/>
      <text:p text:style-name="P13">e. Breve descrizione delle attività di test del prototipo</text:p>
      <text:p text:style-name="P24"/>
      <text:p text:style-name="P24">Nelle attività di test del prototipo, visibili grazie all'interfaccia grafica, gestiamo l'inserimento di nuovi articoli all'Ingresso del Magazzino, visionati e portati eventualmente all'Uscita a seconda delle richieste. Ogni movimento verrà registrato, garantendo l'accesso ai Responsabili dei Negozi, alla Segreteria Amministrativa e ai Magazzinieri.</text:p>
      <text:p text:style-name="P24">Quest'ultimi potranno altresì muovere gli stessi articoli in una posizione diversa del Magazzino e registrata di conseguenza. All'apertura della stessa interfaccia grafica possiamo, inoltre, vedere un riassunto degli ordini passati.</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3"><text:soft-page-break/>f. Pattern Adottati e loro applicazione</text:p>
      <text:p text:style-name="P24"/>
      <text:p text:style-name="P24">MVC Pattern</text:p>
      <text:p text:style-name="P24">Model: </text:p>
      <text:p text:style-name="P24">Articoli, Ingresso, Uscita: Riferimenti alle classi corrispondenti. </text:p>
      <text:p text:style-name="P24">Container:</text:p>
      <text:p text:style-name="P24">Articoli, Ingresso, Uscita: Mappe di dati delle classi corrispondenti. </text:p>
      <text:p text:style-name="P24">Controller: </text:p>
      <text:p text:style-name="P24">Recupera, controlla, riceve dati dalla View in continuo aggiornamento.</text:p>
      <text:p text:style-name="P24">View:</text:p>
      <text:p text:style-name="P24">Visualizza i dati elaborati nel Controller.</text:p>
      <text:p text:style-name="P24"/>
      <text:p text:style-name="P24">Delegation Pattern</text:p>
      <text:p text:style-name="P24">Applicato a MVC, View chiede i Dati al Controller, delegando questa funzionalità al Container.</text:p>
      <text:p text:style-name="P24">Il Controller prende i dati, li recupera dal Container e permette alla View di visualizzarli.</text:p>
      <text:p text:style-name="P24">Funzioni chiamate e richiamate fino a raggiungere il risultato sperato.</text:p>
      <text:p text:style-name="P24"/>
      <text:p text:style-name="P13">g. Scelte progettuali:</text:p>
      <text:p text:style-name="P13"/>
      <text:list xml:id="list31552737" text:style-name="L5">
        <text:list-item>
          <text:p text:style-name="P25">Utilizzo Trial and Error, un metodo di problem solving, per controllare i comportamenti della Grafica, del Controller, dei Modelli ecc., invece dei test jUnit.</text:p>
        </text:list-item>
        <text:list-item>
          <text:p text:style-name="P25">Tutti gli attori degli Use Case includono la dipendenza dall'Autenticaz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MT" svg:font-family="ArialMT"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 B</meta:initial-creator>
    <meta:creation-date>2018-07-03T10:09:24.74</meta:creation-date>
    <dc:date>2018-07-03T11:54:34.20</dc:date>
    <dc:creator>G B</dc:creator>
    <meta:editing-duration>PT00H50M21S</meta:editing-duration>
    <meta:editing-cycles>7</meta:editing-cycles>
    <meta:generator>OpenOffice.org/3.2$Win32 OpenOffice.org_project/320m18$Build-9502</meta:generator>
    <meta:document-statistic meta:table-count="7" meta:image-count="0" meta:object-count="0" meta:page-count="11" meta:paragraph-count="172" meta:word-count="2347" meta:character-count="16395"/>
  </office:meta>
</office:document-meta>
</file>